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673" officeooo:paragraph-rsid="0007b673"/>
    </style:style>
    <style:style style:name="P2" style:family="paragraph" style:parent-style-name="Standard">
      <style:text-properties officeooo:rsid="0007b673" officeooo:paragraph-rsid="0009185e"/>
    </style:style>
    <style:style style:name="P3" style:family="paragraph" style:parent-style-name="Standard">
      <style:text-properties officeooo:rsid="0007b673" officeooo:paragraph-rsid="0009e8cd"/>
    </style:style>
    <style:style style:name="P4" style:family="paragraph" style:parent-style-name="Standard">
      <style:text-properties officeooo:rsid="0007b673" officeooo:paragraph-rsid="000a82fe"/>
    </style:style>
    <style:style style:name="P5" style:family="paragraph" style:parent-style-name="Standard">
      <style:text-properties officeooo:rsid="0007b673" officeooo:paragraph-rsid="000c9286"/>
    </style:style>
    <style:style style:name="P6" style:family="paragraph" style:parent-style-name="Standard">
      <style:text-properties officeooo:rsid="0007b673" officeooo:paragraph-rsid="000e6573"/>
    </style:style>
    <style:style style:name="P7" style:family="paragraph" style:parent-style-name="Standard">
      <style:text-properties officeooo:rsid="0007b673" officeooo:paragraph-rsid="0012211c"/>
    </style:style>
    <style:style style:name="P8" style:family="paragraph" style:parent-style-name="Standard">
      <style:text-properties officeooo:rsid="0007b673" officeooo:paragraph-rsid="001539c8"/>
    </style:style>
    <style:style style:name="P9" style:family="paragraph" style:parent-style-name="Standard">
      <style:text-properties officeooo:rsid="0007b673" officeooo:paragraph-rsid="00154fc3"/>
    </style:style>
    <style:style style:name="P10" style:family="paragraph" style:parent-style-name="Standard">
      <style:text-properties officeooo:rsid="0007b673" officeooo:paragraph-rsid="00176af0"/>
    </style:style>
    <style:style style:name="P11" style:family="paragraph" style:parent-style-name="Standard">
      <style:text-properties officeooo:rsid="0007b673" officeooo:paragraph-rsid="00189be2"/>
    </style:style>
    <style:style style:name="P12" style:family="paragraph" style:parent-style-name="Standard">
      <style:text-properties officeooo:rsid="0009185e" officeooo:paragraph-rsid="0009185e"/>
    </style:style>
    <style:style style:name="P13" style:family="paragraph" style:parent-style-name="Standard">
      <style:text-properties officeooo:rsid="0009185e" officeooo:paragraph-rsid="0009e8cd"/>
    </style:style>
    <style:style style:name="P14" style:family="paragraph" style:parent-style-name="Standard">
      <style:text-properties officeooo:rsid="0009185e" officeooo:paragraph-rsid="000a82fe"/>
    </style:style>
    <style:style style:name="P15" style:family="paragraph" style:parent-style-name="Standard">
      <style:text-properties officeooo:rsid="0009185e" officeooo:paragraph-rsid="000a9c02"/>
    </style:style>
    <style:style style:name="P16" style:family="paragraph" style:parent-style-name="Standard">
      <style:text-properties officeooo:rsid="0009185e" officeooo:paragraph-rsid="000c9286"/>
    </style:style>
    <style:style style:name="P17" style:family="paragraph" style:parent-style-name="Standard">
      <style:text-properties officeooo:rsid="0009185e" officeooo:paragraph-rsid="000e6573"/>
    </style:style>
    <style:style style:name="P18" style:family="paragraph" style:parent-style-name="Standard">
      <style:text-properties officeooo:rsid="0009185e" officeooo:paragraph-rsid="001043e3"/>
    </style:style>
    <style:style style:name="P19" style:family="paragraph" style:parent-style-name="Standard">
      <style:text-properties officeooo:rsid="0009185e" officeooo:paragraph-rsid="0012211c"/>
    </style:style>
    <style:style style:name="P20" style:family="paragraph" style:parent-style-name="Standard">
      <style:text-properties officeooo:rsid="0009185e" officeooo:paragraph-rsid="0013a7e4"/>
    </style:style>
    <style:style style:name="P21" style:family="paragraph" style:parent-style-name="Standard">
      <style:text-properties officeooo:rsid="0009185e" officeooo:paragraph-rsid="0013f013"/>
    </style:style>
    <style:style style:name="P22" style:family="paragraph" style:parent-style-name="Standard">
      <style:text-properties officeooo:rsid="0009185e" officeooo:paragraph-rsid="001539c8"/>
    </style:style>
    <style:style style:name="P23" style:family="paragraph" style:parent-style-name="Standard">
      <style:text-properties officeooo:rsid="0009185e" officeooo:paragraph-rsid="00154fc3"/>
    </style:style>
    <style:style style:name="P24" style:family="paragraph" style:parent-style-name="Standard">
      <style:text-properties officeooo:rsid="0009185e" officeooo:paragraph-rsid="00174499"/>
    </style:style>
    <style:style style:name="P25" style:family="paragraph" style:parent-style-name="Standard">
      <style:text-properties officeooo:rsid="0009185e" officeooo:paragraph-rsid="00176af0"/>
    </style:style>
    <style:style style:name="P26" style:family="paragraph" style:parent-style-name="Standard">
      <style:text-properties fo:font-weight="bold" officeooo:rsid="0007b673" officeooo:paragraph-rsid="0007b673" style:font-weight-asian="bold" style:font-weight-complex="bold"/>
    </style:style>
    <style:style style:name="P27" style:family="paragraph" style:parent-style-name="Standard">
      <style:text-properties fo:font-weight="bold" officeooo:rsid="0007b673" officeooo:paragraph-rsid="000a82fe" style:font-weight-asian="bold" style:font-weight-complex="bold"/>
    </style:style>
    <style:style style:name="P28" style:family="paragraph" style:parent-style-name="Standard">
      <style:text-properties fo:font-weight="bold" officeooo:rsid="0007b673" officeooo:paragraph-rsid="000a9c02" style:font-weight-asian="bold" style:font-weight-complex="bold"/>
    </style:style>
    <style:style style:name="P29" style:family="paragraph" style:parent-style-name="Standard">
      <style:text-properties fo:font-weight="bold" officeooo:rsid="0007b673" officeooo:paragraph-rsid="000e6573" style:font-weight-asian="bold" style:font-weight-complex="bold"/>
    </style:style>
    <style:style style:name="P30" style:family="paragraph" style:parent-style-name="Standard">
      <style:text-properties fo:font-weight="bold" officeooo:rsid="0007b673" officeooo:paragraph-rsid="0012211c" style:font-weight-asian="bold" style:font-weight-complex="bold"/>
    </style:style>
    <style:style style:name="P31" style:family="paragraph" style:parent-style-name="Standard">
      <style:text-properties fo:font-weight="bold" officeooo:rsid="0007b673" officeooo:paragraph-rsid="001539c8" style:font-weight-asian="bold" style:font-weight-complex="bold"/>
    </style:style>
    <style:style style:name="P32" style:family="paragraph" style:parent-style-name="Standard">
      <style:text-properties fo:font-weight="bold" officeooo:rsid="0007b673" officeooo:paragraph-rsid="00154fc3" style:font-weight-asian="bold" style:font-weight-complex="bold"/>
    </style:style>
    <style:style style:name="P33" style:family="paragraph" style:parent-style-name="Standard">
      <style:text-properties fo:font-weight="bold" officeooo:rsid="0007b673" officeooo:paragraph-rsid="00176af0" style:font-weight-asian="bold" style:font-weight-complex="bold"/>
    </style:style>
    <style:style style:name="P34" style:family="paragraph" style:parent-style-name="Standard">
      <style:text-properties fo:font-weight="bold" officeooo:rsid="0007b673" officeooo:paragraph-rsid="00189be2" style:font-weight-asian="bold" style:font-weight-complex="bold"/>
    </style:style>
    <style:style style:name="P35" style:family="paragraph" style:parent-style-name="Standard">
      <style:text-properties fo:font-weight="bold" officeooo:rsid="000a9c02" officeooo:paragraph-rsid="000a9c02" style:font-weight-asian="bold" style:font-weight-complex="bold"/>
    </style:style>
    <style:style style:name="P36" style:family="paragraph" style:parent-style-name="Standard">
      <style:text-properties fo:font-weight="bold" officeooo:rsid="000c9286" officeooo:paragraph-rsid="000c9286" style:font-weight-asian="bold" style:font-weight-complex="bold"/>
    </style:style>
    <style:style style:name="P37" style:family="paragraph" style:parent-style-name="Standard">
      <style:text-properties fo:font-weight="bold" officeooo:rsid="001043e3" officeooo:paragraph-rsid="001043e3" style:font-weight-asian="bold" style:font-weight-complex="bold"/>
    </style:style>
    <style:style style:name="P38" style:family="paragraph" style:parent-style-name="Standard">
      <style:text-properties fo:font-weight="bold" officeooo:rsid="001911f4" officeooo:paragraph-rsid="001911f4" style:font-weight-asian="bold" style:font-weight-complex="bold"/>
    </style:style>
    <style:style style:name="P39" style:family="paragraph" style:parent-style-name="Standard">
      <style:text-properties officeooo:rsid="0009e8cd" officeooo:paragraph-rsid="0009e8cd"/>
    </style:style>
    <style:style style:name="P40" style:family="paragraph" style:parent-style-name="Standard">
      <style:text-properties officeooo:rsid="0009e8cd" officeooo:paragraph-rsid="000a9c02"/>
    </style:style>
    <style:style style:name="P41" style:family="paragraph" style:parent-style-name="Standard">
      <style:text-properties officeooo:rsid="0009e8cd" officeooo:paragraph-rsid="000c9286"/>
    </style:style>
    <style:style style:name="P42" style:family="paragraph" style:parent-style-name="Standard">
      <style:text-properties officeooo:rsid="0009e8cd" officeooo:paragraph-rsid="001043e3"/>
    </style:style>
    <style:style style:name="P43" style:family="paragraph" style:parent-style-name="Standard">
      <style:text-properties officeooo:rsid="0009e8cd" officeooo:paragraph-rsid="0013f013"/>
    </style:style>
    <style:style style:name="P44" style:family="paragraph" style:parent-style-name="Standard">
      <style:text-properties officeooo:rsid="0009e8cd" officeooo:paragraph-rsid="001539c8"/>
    </style:style>
    <style:style style:name="P45" style:family="paragraph" style:parent-style-name="Standard">
      <style:text-properties officeooo:rsid="0009e8cd" officeooo:paragraph-rsid="00174499"/>
    </style:style>
    <style:style style:name="P46" style:family="paragraph" style:parent-style-name="Standard">
      <style:text-properties officeooo:rsid="0009e8cd" officeooo:paragraph-rsid="00176af0"/>
    </style:style>
    <style:style style:name="P47" style:family="paragraph" style:parent-style-name="Standard">
      <style:text-properties fo:font-weight="normal" officeooo:rsid="0007b673" officeooo:paragraph-rsid="000a82fe" style:font-weight-asian="normal" style:font-weight-complex="normal"/>
    </style:style>
    <style:style style:name="P48" style:family="paragraph" style:parent-style-name="Standard">
      <style:text-properties fo:font-weight="normal" officeooo:rsid="0007b673" officeooo:paragraph-rsid="000c9286" style:font-weight-asian="normal" style:font-weight-complex="normal"/>
    </style:style>
    <style:style style:name="P49" style:family="paragraph" style:parent-style-name="Standard">
      <style:text-properties fo:font-weight="normal" officeooo:rsid="0007b673" officeooo:paragraph-rsid="001539c8" style:font-weight-asian="normal" style:font-weight-complex="normal"/>
    </style:style>
    <style:style style:name="P50" style:family="paragraph" style:parent-style-name="Standard">
      <style:text-properties fo:font-weight="normal" officeooo:rsid="0007b673" officeooo:paragraph-rsid="00189be2" style:font-weight-asian="normal" style:font-weight-complex="normal"/>
    </style:style>
    <style:style style:name="P51" style:family="paragraph" style:parent-style-name="Standard">
      <style:text-properties fo:font-weight="normal" officeooo:rsid="0009185e" officeooo:paragraph-rsid="000a82fe" style:font-weight-asian="normal" style:font-weight-complex="normal"/>
    </style:style>
    <style:style style:name="P52" style:family="paragraph" style:parent-style-name="Standard">
      <style:text-properties fo:font-weight="normal" officeooo:rsid="0009185e" officeooo:paragraph-rsid="000a9c02" style:font-weight-asian="normal" style:font-weight-complex="normal"/>
    </style:style>
    <style:style style:name="P53" style:family="paragraph" style:parent-style-name="Standard">
      <style:text-properties fo:font-weight="normal" officeooo:rsid="0009185e" officeooo:paragraph-rsid="000c9286" style:font-weight-asian="normal" style:font-weight-complex="normal"/>
    </style:style>
    <style:style style:name="P54" style:family="paragraph" style:parent-style-name="Standard">
      <style:text-properties fo:font-weight="normal" officeooo:rsid="0009185e" officeooo:paragraph-rsid="000e6573" style:font-weight-asian="normal" style:font-weight-complex="normal"/>
    </style:style>
    <style:style style:name="P55" style:family="paragraph" style:parent-style-name="Standard">
      <style:text-properties fo:font-weight="normal" officeooo:rsid="0009185e" officeooo:paragraph-rsid="001043e3" style:font-weight-asian="normal" style:font-weight-complex="normal"/>
    </style:style>
    <style:style style:name="P56" style:family="paragraph" style:parent-style-name="Standard">
      <style:text-properties fo:font-weight="normal" officeooo:rsid="0009185e" officeooo:paragraph-rsid="0012211c" style:font-weight-asian="normal" style:font-weight-complex="normal"/>
    </style:style>
    <style:style style:name="P57" style:family="paragraph" style:parent-style-name="Standard">
      <style:text-properties fo:font-weight="normal" officeooo:rsid="0009185e" officeooo:paragraph-rsid="0013a7e4" style:font-weight-asian="normal" style:font-weight-complex="normal"/>
    </style:style>
    <style:style style:name="P58" style:family="paragraph" style:parent-style-name="Standard">
      <style:text-properties fo:font-weight="normal" officeooo:rsid="0009185e" officeooo:paragraph-rsid="0013f013" style:font-weight-asian="normal" style:font-weight-complex="normal"/>
    </style:style>
    <style:style style:name="P59" style:family="paragraph" style:parent-style-name="Standard">
      <style:text-properties fo:font-weight="normal" officeooo:rsid="0009185e" officeooo:paragraph-rsid="001539c8" style:font-weight-asian="normal" style:font-weight-complex="normal"/>
    </style:style>
    <style:style style:name="P60" style:family="paragraph" style:parent-style-name="Standard">
      <style:text-properties fo:font-weight="normal" officeooo:rsid="0009185e" officeooo:paragraph-rsid="00154fc3" style:font-weight-asian="normal" style:font-weight-complex="normal"/>
    </style:style>
    <style:style style:name="P61" style:family="paragraph" style:parent-style-name="Standard">
      <style:text-properties fo:font-weight="normal" officeooo:rsid="0009185e" officeooo:paragraph-rsid="00174499" style:font-weight-asian="normal" style:font-weight-complex="normal"/>
    </style:style>
    <style:style style:name="P62" style:family="paragraph" style:parent-style-name="Standard">
      <style:text-properties fo:font-weight="normal" officeooo:rsid="0009185e" officeooo:paragraph-rsid="00176af0" style:font-weight-asian="normal" style:font-weight-complex="normal"/>
    </style:style>
    <style:style style:name="P63" style:family="paragraph" style:parent-style-name="Standard">
      <style:text-properties fo:font-weight="normal" officeooo:rsid="000a9c02" officeooo:paragraph-rsid="000a9c02" style:font-weight-asian="normal" style:font-weight-complex="normal"/>
    </style:style>
    <style:style style:name="P64" style:family="paragraph" style:parent-style-name="Standard">
      <style:text-properties fo:font-weight="normal" officeooo:rsid="000c9286" officeooo:paragraph-rsid="000c9286" style:font-weight-asian="normal" style:font-weight-complex="normal"/>
    </style:style>
    <style:style style:name="P65" style:family="paragraph" style:parent-style-name="Standard">
      <style:text-properties fo:font-weight="normal" officeooo:rsid="001043e3" officeooo:paragraph-rsid="001043e3" style:font-weight-asian="normal" style:font-weight-complex="normal"/>
    </style:style>
    <style:style style:name="P66" style:family="paragraph" style:parent-style-name="Standard">
      <style:text-properties fo:font-weight="normal" officeooo:rsid="0013f013" officeooo:paragraph-rsid="0013f013" style:font-weight-asian="normal" style:font-weight-complex="normal"/>
    </style:style>
    <style:style style:name="P67" style:family="paragraph" style:parent-style-name="Standard">
      <style:text-properties fo:font-weight="normal" officeooo:rsid="00154fc3" officeooo:paragraph-rsid="00154fc3" style:font-weight-asian="normal" style:font-weight-complex="normal"/>
    </style:style>
    <style:style style:name="P68" style:family="paragraph" style:parent-style-name="Standard">
      <style:text-properties fo:font-weight="normal" officeooo:rsid="00174499" officeooo:paragraph-rsid="00174499" style:font-weight-asian="normal" style:font-weight-complex="normal"/>
    </style:style>
    <style:style style:name="P69" style:family="paragraph" style:parent-style-name="Standard">
      <style:text-properties fo:font-weight="normal" officeooo:rsid="00176af0" officeooo:paragraph-rsid="00176af0" style:font-weight-asian="normal" style:font-weight-complex="normal"/>
    </style:style>
    <style:style style:name="P70" style:family="paragraph" style:parent-style-name="Standard">
      <style:text-properties fo:font-weight="normal" officeooo:rsid="00189be2" officeooo:paragraph-rsid="00189be2" style:font-weight-asian="normal" style:font-weight-complex="normal"/>
    </style:style>
    <style:style style:name="P71" style:family="paragraph" style:parent-style-name="Standard">
      <style:text-properties officeooo:rsid="000a9c02" officeooo:paragraph-rsid="000a9c02"/>
    </style:style>
    <style:style style:name="P72" style:family="paragraph" style:parent-style-name="Standard">
      <style:text-properties fo:font-style="italic" fo:font-weight="normal" officeooo:rsid="0012211c" officeooo:paragraph-rsid="0012211c" style:font-style-asian="italic" style:font-weight-asian="normal" style:font-style-complex="italic" style:font-weight-complex="normal"/>
    </style:style>
    <style:style style:name="T1" style:family="text">
      <style:text-properties officeooo:rsid="0009185e"/>
    </style:style>
    <style:style style:name="T2" style:family="text">
      <style:text-properties officeooo:rsid="0009e8cd"/>
    </style:style>
    <style:style style:name="T3" style:family="text">
      <style:text-properties officeooo:rsid="000a82fe"/>
    </style:style>
    <style:style style:name="T4" style:family="text">
      <style:text-properties officeooo:rsid="000a9c02"/>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0a9c02" style:font-weight-asian="bold" style:font-weight-complex="bold"/>
    </style:style>
    <style:style style:name="T8" style:family="text">
      <style:text-properties fo:font-weight="bold" officeooo:rsid="00176af0" style:font-weight-asian="bold" style:font-weight-complex="bold"/>
    </style:style>
    <style:style style:name="T9" style:family="text">
      <style:text-properties officeooo:rsid="000c9286"/>
    </style:style>
    <style:style style:name="T10" style:family="text">
      <style:text-properties officeooo:rsid="000e6573"/>
    </style:style>
    <style:style style:name="T11" style:family="text">
      <style:text-properties officeooo:rsid="001043e3"/>
    </style:style>
    <style:style style:name="T12" style:family="text">
      <style:text-properties officeooo:rsid="0012211c"/>
    </style:style>
    <style:style style:name="T13" style:family="text">
      <style:text-properties officeooo:rsid="0013a7e4"/>
    </style:style>
    <style:style style:name="T14" style:family="text">
      <style:text-properties fo:font-weight="normal" style:font-weight-asian="normal" style:font-weight-complex="normal"/>
    </style:style>
    <style:style style:name="T15" style:family="text">
      <style:text-properties fo:font-weight="normal" officeooo:rsid="0009185e" style:font-weight-asian="normal" style:font-weight-complex="normal"/>
    </style:style>
    <style:style style:name="T16" style:family="text">
      <style:text-properties fo:font-weight="normal" officeooo:rsid="0009e8cd" style:font-weight-asian="normal" style:font-weight-complex="normal"/>
    </style:style>
    <style:style style:name="T17" style:family="text">
      <style:text-properties officeooo:rsid="0013f013"/>
    </style:style>
    <style:style style:name="T18" style:family="text">
      <style:text-properties officeooo:rsid="001539c8"/>
    </style:style>
    <style:style style:name="T19" style:family="text">
      <style:text-properties officeooo:rsid="00154fc3"/>
    </style:style>
    <style:style style:name="T20" style:family="text">
      <style:text-properties officeooo:rsid="00174499"/>
    </style:style>
    <style:style style:name="T21" style:family="text">
      <style:text-properties officeooo:rsid="00176af0"/>
    </style:style>
    <style:style style:name="T22" style:family="text">
      <style:text-properties officeooo:rsid="001911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of BA program efficiency.</text:p>
      <text:p text:style-name="P1"/>
      <text:p text:style-name="P1">Topic 1: Hessian Matrix Acquisition</text:p>
      <text:p text:style-name="P1"><text:tab/>A. Getting H by J^t*J, large matrix multiplication</text:p>
      <text:p text:style-name="P1"><text:tab/><text:span text:style-name="T5">B. Getting H by adding blocks</text:span><text:span text:style-name="T6"> – </text:span><text:span text:style-name="T7">by test 1 vs 2</text:span></text:p>
      <text:p text:style-name="P1">Topic 2: Mathod for Factorization of Hessian</text:p>
      <text:p text:style-name="P1"><text:tab/>I. QR (HouseholderQR, ColPivHouseholderQR, FullPivHouseholderQR)</text:p>
      <text:p text:style-name="P1"><text:tab/>II. Cholesky (LLT, LDLT)</text:p>
      <text:p text:style-name="P1">Topic 3: Hessian manipulation</text:p>
      <text:p text:style-name="P1"><text:tab/><text:span text:style-name="T1">a. Do nothing</text:span></text:p>
      <text:p text:style-name="P1"><text:tab/><text:span text:style-name="T1">b. Fixing certain parts by adding identity to blocks</text:span></text:p>
      <text:p text:style-name="P1"><text:span text:style-name="T1"><text:tab/>c. Levenberg-Marquardt</text:span></text:p>
      <text:p text:style-name="P1"/>
      <text:p text:style-name="P1"><text:span text:style-name="T4">The first</text:span> two <text:span text:style-name="T4">topics are the </text:span>most time consuming steps in BA and can be improved based on the current program.</text:p>
      <text:p text:style-name="P71"/>
      <text:p text:style-name="P2"><text:span text:style-name="T1">&lt; </text:span>3 iterations <text:span text:style-name="T1">per experiment &gt;</text:span></text:p>
      <text:p text:style-name="P71">&lt; Time measured in sec &gt;</text:p>
      <text:p text:style-name="P2"/>
      <text:p text:style-name="P26">Test 1: A, I (ColPivHouseholder), <text:span text:style-name="T1">a</text:span></text:p>
      <text:p text:style-name="P12"/>
      <text:p text:style-name="P3"><text:span text:style-name="T1">&gt;&gt; </text:span>2 cameras, <text:span text:style-name="T2">118</text:span> points, <text:span text:style-name="T1">H.cols = 366</text:span></text:p>
      <text:p text:style-name="P13">Time for H: <text:span text:style-name="T2">0.209887, 0.210662, 0.210342</text:span></text:p>
      <text:p text:style-name="P13">Time for sys: <text:span text:style-name="T2">0.546887, 0.546453, 0.545449</text:span></text:p>
      <text:p text:style-name="P13">Mean H: <text:span text:style-name="T2">0.210297</text:span></text:p>
      <text:p text:style-name="P13">Mean for sys: <text:span text:style-name="T2">0.546263</text:span></text:p>
      <text:p text:style-name="P13">Reduced error in 3 loops: <text:span text:style-name="T2">0.230491</text:span></text:p>
      <text:p text:style-name="P12"/>
      <text:p text:style-name="P2"><text:span text:style-name="T1">&gt;&gt; </text:span>2 cameras, 326 points, <text:span text:style-name="T1">H.cols = 990</text:span></text:p>
      <text:p text:style-name="P12">Time for H: 4.02824, 4.0762, 4.02726</text:p>
      <text:p text:style-name="P12">Time for sys: 9.91095, 9.92963, 9.90926</text:p>
      <text:p text:style-name="P12">Mean H: 4.0439</text:p>
      <text:p text:style-name="P12">Mean for sys: 9.916613</text:p>
      <text:p text:style-name="P12">Reduced error in 3 loops: 0.48029</text:p>
      <text:p text:style-name="P1"/>
      <text:p text:style-name="P12">&gt;&gt; 2 cameras, 731 points, H.cols = 2205</text:p>
      <text:p text:style-name="P13">Time for H: <text:span text:style-name="T2">46.6005, 55.5808, 46.2172</text:span></text:p>
      <text:p text:style-name="P13">Time for sys: <text:span text:style-name="T2">112.71, 113.937, 112.035</text:span></text:p>
      <text:p text:style-name="P13">Mean H: <text:span text:style-name="T2">49.4662</text:span></text:p>
      <text:p text:style-name="P39"><text:span text:style-name="T1">Mean for sys: </text:span>112.894</text:p>
      <text:p text:style-name="P13">Reduced error in 3 loops: <text:span text:style-name="T2">0.339901</text:span></text:p>
      <text:p text:style-name="P13"/>
      <text:p text:style-name="P27">Test <text:span text:style-name="T3">2</text:span>: <text:span text:style-name="T3">B</text:span>, I (ColPivHouseholder), <text:span text:style-name="T1">a</text:span></text:p>
      <text:p text:style-name="P47"/>
      <text:p text:style-name="P47"><text:span text:style-name="T1">&gt;&gt; </text:span>2 cameras, <text:span text:style-name="T2">118</text:span> points, <text:span text:style-name="T1">H.cols = 366</text:span></text:p>
      <text:p text:style-name="P14">Time for H: <text:span text:style-name="T3">0.007609, 0.007566, 0.007749</text:span></text:p>
      <text:p text:style-name="P14">Time for sys: <text:span text:style-name="T3">0.555695, 0.539548, 0.539999</text:span></text:p>
      <text:p text:style-name="P14">Mean H: <text:span text:style-name="T3">0.007641333</text:span></text:p>
      <text:p text:style-name="P14">Mean for sys: <text:span text:style-name="T3">0.545080667</text:span></text:p>
      <text:p text:style-name="P51">Reduced error in 3 loops: <text:span text:style-name="T3">0.22565</text:span></text:p>
      <text:p text:style-name="P51"/>
      <text:p text:style-name="P4"><text:span text:style-name="T1">&gt;&gt; </text:span>2 cameras, 326 points, <text:span text:style-name="T1">H.cols = 990</text:span></text:p>
      <text:p text:style-name="P14"><text:soft-page-break/>Time for H: <text:span text:style-name="T3">0.021173</text:span>, <text:span text:style-name="T3">0.021676</text:span>, <text:span text:style-name="T3">0.021764</text:span></text:p>
      <text:p text:style-name="P14">Time for sys: <text:span text:style-name="T3">9.87696</text:span>, <text:span text:style-name="T3">9.89155</text:span>, <text:span text:style-name="T3">9.90569</text:span></text:p>
      <text:p text:style-name="P14">Mean H: <text:span text:style-name="T3">0.021537667</text:span></text:p>
      <text:p text:style-name="P14">Mean for sys: <text:span text:style-name="T3">9.8914</text:span></text:p>
      <text:p text:style-name="P51">Reduced error in 3 loops: <text:span text:style-name="T3">0.47199</text:span></text:p>
      <text:p text:style-name="P51"/>
      <text:p text:style-name="P15">&gt;&gt; 2 cameras, 731 points, H.cols = 2205</text:p>
      <text:p text:style-name="P15">Time for H: <text:span text:style-name="T4">0.049192, 0.049287, 0.049369</text:span></text:p>
      <text:p text:style-name="P15">Time for sys: <text:span text:style-name="T4">111.445, 111.043, 111.013</text:span></text:p>
      <text:p text:style-name="P15">Mean H: <text:span text:style-name="T4">0.049282667</text:span></text:p>
      <text:p text:style-name="P40"><text:span text:style-name="T1">Mean for sys: 111.167</text:span></text:p>
      <text:p text:style-name="P52">Reduced error in 3 loops: <text:span text:style-name="T4">0.339368</text:span></text:p>
      <text:p text:style-name="P52"/>
      <text:p text:style-name="P35">Comparing Test 1 and 2, conclusion can be drawn that using B is much more efficient than A at a negligible cost of accuracy. O(n) rather than O(n^2). Making use of sparsity characteristic of H.</text:p>
      <text:p text:style-name="P63">We stick with B from now on.</text:p>
      <text:p text:style-name="P63"/>
      <text:p text:style-name="P28">Test <text:span text:style-name="T4">3</text:span>: I (ColPivHouseholder), <text:span text:style-name="T4">b (fixing first camera 6x6)</text:span></text:p>
      <text:p text:style-name="P48"/>
      <text:p text:style-name="P5"><text:span text:style-name="T15">&gt;&gt; </text:span><text:span text:style-name="T14">2 cameras, </text:span><text:span text:style-name="T16">118</text:span><text:span text:style-name="T14"> points, </text:span><text:span text:style-name="T15">H.cols = 366</text:span></text:p>
      <text:p text:style-name="P16">Time for sys: <text:span text:style-name="T9">0.750812, 0.751028, 0.750589</text:span></text:p>
      <text:p text:style-name="P16">Mean for sys: <text:span text:style-name="T9">0.750809667</text:span></text:p>
      <text:p text:style-name="P53">Reduced error in 3 loops: <text:span text:style-name="T9">0.230328</text:span></text:p>
      <text:p text:style-name="P53"/>
      <text:p text:style-name="P5"><text:span text:style-name="T1">&gt;&gt; </text:span>2 cameras, 326 points, <text:span text:style-name="T1">H.cols = 990</text:span></text:p>
      <text:p text:style-name="P16">Time for sys: <text:span text:style-name="T9">10.0549</text:span>, <text:span text:style-name="T9">10.085</text:span>, <text:span text:style-name="T9">10.0193</text:span></text:p>
      <text:p text:style-name="P16">Mean for sys: <text:span text:style-name="T9">10.053066667</text:span></text:p>
      <text:p text:style-name="P53">Reduced error in 3 loops: <text:span text:style-name="T9">0.480227</text:span></text:p>
      <text:p text:style-name="P53"/>
      <text:p text:style-name="P16">&gt;&gt; 2 cameras, 731 points, H.cols = 2205</text:p>
      <text:p text:style-name="P16">Time for sys: <text:span text:style-name="T9">113.938, 112.467, 112.664</text:span></text:p>
      <text:p text:style-name="P41"><text:span text:style-name="T1">Mean for sys: 113.023</text:span></text:p>
      <text:p text:style-name="P53">Reduced error in 3 loops:<text:span text:style-name="T9"> 0.339849</text:span></text:p>
      <text:p text:style-name="P53"/>
      <text:p text:style-name="P36">Comparing Test 2 and 3, <text:span text:style-name="T10">in case of relatively accurate initial state vector, </text:span>fixing one camera does not have significant effect on linear system solving time or accuracy. </text:p>
      <text:p text:style-name="P72">By comparing variable values of 2 and 3 before and after BA, we find changes. It indicates that adding identity matrix to camera block does not fix the camera pose to not changing. (What does it mean to add identity?)</text:p>
      <text:p text:style-name="P64"/>
      <text:p text:style-name="P29">Test <text:span text:style-name="T10">4</text:span>: I (ColPivHouseholder), <text:span text:style-name="T4">b (fixing 1.5 cameras 9x9)</text:span></text:p>
      <text:p text:style-name="P29"/>
      <text:p text:style-name="P6"><text:span text:style-name="T15">&gt;&gt; </text:span><text:span text:style-name="T14">2 cameras, </text:span><text:span text:style-name="T16">118</text:span><text:span text:style-name="T14"> points, </text:span><text:span text:style-name="T15">H.cols = 366</text:span></text:p>
      <text:p text:style-name="P17">Time for sys: <text:span text:style-name="T10">0.550879, 0.558478, 0.638808</text:span></text:p>
      <text:p text:style-name="P17">Mean for sys: <text:span text:style-name="T10">0.582721667</text:span></text:p>
      <text:p text:style-name="P54">Reduced error in 3 loops: <text:span text:style-name="T10">0.162999</text:span></text:p>
      <text:p text:style-name="P54"/>
      <text:p text:style-name="P6"><text:span text:style-name="T1">&gt;&gt; </text:span>2 cameras, 326 points, <text:span text:style-name="T1">H.cols = 990</text:span></text:p>
      <text:p text:style-name="P17">Time for sys: <text:span text:style-name="T10">10.1249</text:span>, <text:span text:style-name="T10">10.0624</text:span>, <text:span text:style-name="T10">10.0875</text:span></text:p>
      <text:p text:style-name="P17">Mean for sys: <text:span text:style-name="T10">10.0916</text:span></text:p>
      <text:p text:style-name="P54">Reduced error in 3 loops: <text:span text:style-name="T10">0.453262</text:span></text:p>
      <text:p text:style-name="P54"><text:soft-page-break/></text:p>
      <text:p text:style-name="P17">&gt;&gt; 2 cameras, 731 points, H.cols = 2205</text:p>
      <text:p text:style-name="P18">Time for sys: <text:span text:style-name="T11">112.819, 112.75, 112.789</text:span></text:p>
      <text:p text:style-name="P42"><text:span text:style-name="T1">Mean for sys: 112.786</text:span></text:p>
      <text:p text:style-name="P55">Reduced error in 3 loops: <text:span text:style-name="T11">0.339516</text:span></text:p>
      <text:p text:style-name="P55"/>
      <text:p text:style-name="P37">Same as above.</text:p>
      <text:p text:style-name="P65">We'll stop trying to fix more variables because it appears that the factorization time is not strongly related to which variables are fixed on the Hessian matrix. However an important dimension of the effect is stability, which will be tested on multi-view cases later on.</text:p>
      <text:p text:style-name="P65"/>
      <text:p text:style-name="P30">Test <text:span text:style-name="T12">5</text:span>: I (ColPivHouseholder), <text:span text:style-name="T12">c (LM, damping parameter 5e-6)</text:span></text:p>
      <text:p text:style-name="P30"/>
      <text:p text:style-name="P7"><text:span text:style-name="T15">&gt;&gt; </text:span><text:span text:style-name="T14">2 cameras, </text:span><text:span text:style-name="T16">118</text:span><text:span text:style-name="T14"> points, </text:span><text:span text:style-name="T15">H.cols = 366</text:span></text:p>
      <text:p text:style-name="P20">Time for sys: <text:span text:style-name="T13">0.543278, 0.671263, 0.749529</text:span></text:p>
      <text:p text:style-name="P20">Mean for sys: <text:span text:style-name="T13">0.65469</text:span></text:p>
      <text:p text:style-name="P57">Reduced error in 3 loops: <text:span text:style-name="T13">0.230136</text:span></text:p>
      <text:p text:style-name="P56"/>
      <text:p text:style-name="P7"><text:span text:style-name="T1">&gt;&gt; </text:span>2 cameras, 326 points, <text:span text:style-name="T1">H.cols = 990</text:span></text:p>
      <text:p text:style-name="P20">Time for sys: <text:span text:style-name="T13">13.3699</text:span>, <text:span text:style-name="T13">13.6531</text:span>, <text:span text:style-name="T13">13.661</text:span></text:p>
      <text:p text:style-name="P20">Mean for sys: <text:span text:style-name="T13">13.561333333</text:span></text:p>
      <text:p text:style-name="P57">Reduced error in 3 loops: <text:span text:style-name="T13">0.479805</text:span></text:p>
      <text:p text:style-name="P56"/>
      <text:p text:style-name="P19">&gt;&gt; 2 cameras, 731 points, H.cols = 2205</text:p>
      <text:p text:style-name="P21">Time for sys: <text:span text:style-name="T17">119.057, 117.276, 115.401</text:span></text:p>
      <text:p text:style-name="P43"><text:span text:style-name="T1">Mean for sys: 117.244666667</text:span></text:p>
      <text:p text:style-name="P58">Reduced error in 3 loops: <text:span text:style-name="T17">0.33972</text:span></text:p>
      <text:p text:style-name="P58"/>
      <text:p text:style-name="P66">Comparing to Test 2 the time spent is a bit longer and accuracy doesn't imrove much. But because the initial states are well conditioned we need more complicated cases to analyze the effect of LM. <text:span text:style-name="T18">LM evaluation stops here until we get multi-view data.</text:span></text:p>
      <text:p text:style-name="P66"/>
      <text:p text:style-name="P66"/>
      <text:p text:style-name="P31">Test <text:span text:style-name="T18">6</text:span>: I (Householder), <text:span text:style-name="T18">a</text:span></text:p>
      <text:p text:style-name="P49"/>
      <text:p text:style-name="P8"><text:span text:style-name="T15">&gt;&gt; </text:span><text:span text:style-name="T14">2 cameras, </text:span><text:span text:style-name="T16">118</text:span><text:span text:style-name="T14"> points, </text:span><text:span text:style-name="T15">H.cols = 366</text:span></text:p>
      <text:p text:style-name="P22">Time for sys: <text:span text:style-name="T18">0.19822, 0.199123, 0.199673</text:span></text:p>
      <text:p text:style-name="P22">Mean for sys: <text:span text:style-name="T18">0.199005333</text:span></text:p>
      <text:p text:style-name="P59">Reduced error in 3 loops: <text:span text:style-name="T18">0.00728667</text:span></text:p>
      <text:p text:style-name="P59"/>
      <text:p text:style-name="P8"><text:span text:style-name="T1">&gt;&gt; </text:span>2 cameras, 326 points, <text:span text:style-name="T1">H.cols = 990</text:span></text:p>
      <text:p text:style-name="P22">Time for sys: <text:span text:style-name="T18">3.75222</text:span>, <text:span text:style-name="T18">3.75454</text:span>, <text:span text:style-name="T18">3.75102</text:span></text:p>
      <text:p text:style-name="P22">Mean for sys: <text:span text:style-name="T18">3.752593333</text:span></text:p>
      <text:p text:style-name="P59">Reduced error in 3 loops: <text:span text:style-name="T18">0.410153</text:span></text:p>
      <text:p text:style-name="P59"/>
      <text:p text:style-name="P22">&gt;&gt; 2 cameras, 731 points, H.cols = 2205</text:p>
      <text:p text:style-name="P22">Time for sys: <text:span text:style-name="T18">28.7403, 28.0575, 29.0688</text:span></text:p>
      <text:p text:style-name="P44"><text:span text:style-name="T1">Mean for sys: 28.6222</text:span></text:p>
      <text:p text:style-name="P59">Reduced error in 3 loops: <text:span text:style-name="T18">0.239376</text:span></text:p>
      <text:p text:style-name="P67">(2 more loops: 0.297335)</text:p>
      <text:p text:style-name="P67"/>
      <text:p text:style-name="P67">Comparing to Test 2, we can easily figure that the time for solving linear system is largely reduced <text:soft-page-break/>by introducing HouseholderQR method than ColPivHouseholderQR method. However error increase as well. But it can be partially compensated by doing more loops to increase the accuracy.</text:p>
      <text:p text:style-name="P67"/>
      <text:p text:style-name="P32">Test <text:span text:style-name="T19">7</text:span>: I (<text:span text:style-name="T19">FullPiv</text:span>Householder), <text:span text:style-name="T18">a</text:span></text:p>
      <text:p text:style-name="P32"/>
      <text:p text:style-name="P9"><text:span text:style-name="T15">&gt;&gt; </text:span><text:span text:style-name="T14">2 cameras, </text:span><text:span text:style-name="T16">118</text:span><text:span text:style-name="T14"> points, </text:span><text:span text:style-name="T15">H.cols = 366</text:span></text:p>
      <text:p text:style-name="P23">Time for sys: <text:span text:style-name="T19">1.69865, 1.76037, 1.7611</text:span></text:p>
      <text:p text:style-name="P23">Mean for sys: <text:span text:style-name="T19">1.74004</text:span></text:p>
      <text:p text:style-name="P60">Reduced error in 3 loops: <text:span text:style-name="T19">0.10755</text:span></text:p>
      <text:p text:style-name="P60"/>
      <text:p text:style-name="P9"><text:span text:style-name="T1">&gt;&gt; </text:span>2 cameras, 326 points, <text:span text:style-name="T1">H.cols = 990</text:span></text:p>
      <text:p text:style-name="P23">Time for sys: <text:span text:style-name="T19">33.2299</text:span>, <text:span text:style-name="T19">33.6664</text:span>, <text:span text:style-name="T19">33.6608</text:span></text:p>
      <text:p text:style-name="P24">Mean for sys: <text:span text:style-name="T20">33.519033333</text:span></text:p>
      <text:p text:style-name="P60">Reduced error in 3 loops: <text:span text:style-name="T19">0.256005</text:span></text:p>
      <text:p text:style-name="P60"/>
      <text:p text:style-name="P23">&gt;&gt; 2 cameras, 731 points, H.cols = 2205</text:p>
      <text:p text:style-name="P24">Time for sys: <text:span text:style-name="T20">5.71323, 5.69041, 5.63855</text:span></text:p>
      <text:p text:style-name="P45"><text:span text:style-name="T1">Mean for sys: 5.68073 <text:s/>(what?!)</text:span></text:p>
      <text:p text:style-name="P61">Reduced error in 3 loops: <text:span text:style-name="T20">0.272908</text:span></text:p>
      <text:p text:style-name="P61"/>
      <text:p text:style-name="P24">&gt;&gt; 2 cameras, <text:span text:style-name="T20">3339</text:span> points, H.cols = <text:span text:style-name="T20">10029</text:span></text:p>
      <text:p text:style-name="P24">Time for sys: <text:span text:style-name="T20">69.5545, 69.3289, 68.9691</text:span></text:p>
      <text:p text:style-name="P45"><text:span text:style-name="T1">Mean for sys: 69.284166667</text:span></text:p>
      <text:p text:style-name="P61">Reduced error in 3 loops: <text:span text:style-name="T20">0.299788</text:span></text:p>
      <text:p text:style-name="P61"/>
      <text:p text:style-name="P68">Amazing performance starting from the third trial! The time consumed suddenly drop. Why?? <text:span text:style-name="T21">Even faster than Householder when data set is large. And it can reduce error to a almost stable state at the first round!!! Unlike other methods where error goes slowly to minimum, this method can push the error down to almost optimal (for this method) at the first round.</text:span></text:p>
      <text:p text:style-name="P68"/>
      <text:p text:style-name="P33">Test <text:span text:style-name="T21">8</text:span>: I (<text:span text:style-name="T21">Cholesky LLT</text:span>), <text:span text:style-name="T18">a</text:span></text:p>
      <text:p text:style-name="P33"/>
      <text:p text:style-name="P10"><text:span text:style-name="T15">&gt;&gt; </text:span><text:span text:style-name="T14">2 cameras, </text:span><text:span text:style-name="T16">118</text:span><text:span text:style-name="T14"> points, </text:span><text:span text:style-name="T15">H.cols = 366</text:span></text:p>
      <text:p text:style-name="P25">Time for sys: <text:span text:style-name="T21">0.037488, 0.037296, 0.036692</text:span></text:p>
      <text:p text:style-name="P25">Mean for sys: <text:span text:style-name="T21">0.037158667</text:span></text:p>
      <text:p text:style-name="P62">Reduced error in 3 loops: <text:span text:style-name="T21">0.106005</text:span></text:p>
      <text:p text:style-name="P62"/>
      <text:p text:style-name="P10"><text:span text:style-name="T1">&gt;&gt; </text:span>2 cameras, 326 points, <text:span text:style-name="T1">H.cols = 990</text:span></text:p>
      <text:p text:style-name="P25">Time for sys: <text:span text:style-name="T21">0.576532</text:span>, <text:span text:style-name="T21">0.581996</text:span>, <text:span text:style-name="T21">0.585128</text:span></text:p>
      <text:p text:style-name="P25">Mean for sys: <text:span text:style-name="T21">0.581218667</text:span></text:p>
      <text:p text:style-name="P62">Reduced error in 3 loops: <text:span text:style-name="T21">0.446562</text:span></text:p>
      <text:p text:style-name="P62"/>
      <text:p text:style-name="P25">&gt;&gt; 2 cameras, 731 points, H.cols = 2205</text:p>
      <text:p text:style-name="P25">Time for sys: <text:span text:style-name="T21">5.98212, 6.01496, 5.91547</text:span></text:p>
      <text:p text:style-name="P46"><text:span text:style-name="T1">Mean for sys: 5.97085</text:span></text:p>
      <text:p text:style-name="P62">Reduced error in 3 loops: <text:span text:style-name="T21">-2999.43 </text:span><text:span text:style-name="T8">(diverged!)</text:span></text:p>
      <text:p text:style-name="P62"/>
      <text:p text:style-name="P25">&gt;&gt; 2 cameras, <text:span text:style-name="T20">3339</text:span> points, H.cols = <text:span text:style-name="T20">10029</text:span></text:p>
      <text:p text:style-name="P69">very slow</text:p>
      <text:p text:style-name="P69"/>
      <text:p text:style-name="P34">Test <text:span text:style-name="T21">8</text:span>: I (<text:span text:style-name="T21">Cholesky LDLT</text:span>), <text:span text:style-name="T18">a</text:span></text:p>
      <text:p text:style-name="P38"/>
      <text:p text:style-name="P11"><text:soft-page-break/><text:span text:style-name="T15">&gt;&gt; </text:span><text:span text:style-name="T14">2 cameras, </text:span><text:span text:style-name="T16">118</text:span><text:span text:style-name="T14"> points, </text:span><text:span text:style-name="T15">H.cols = 366</text:span></text:p>
      <text:p text:style-name="P70">diverged!</text:p>
      <text:p text:style-name="P70"/>
      <text:p text:style-name="P50"><text:span text:style-name="T1">&gt;&gt; </text:span>2 cameras, 326 points, <text:span text:style-name="T1">H.cols = 990</text:span></text:p>
      <text:p text:style-name="P70">diverged!</text:p>
      <text:p text:style-name="P70"/>
      <text:p text:style-name="P70">For the above Cholesky factorization tests, both methods diverged. <text:span text:style-name="T22">But when using LM method they are converging for the first diverging conditions. Reasons need investig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6:31:29.784223993</meta:creation-date>
    <dc:date>2016-04-15T12:06:30.805837116</dc:date>
    <meta:editing-duration>PT19H3M29S</meta:editing-duration>
    <meta:editing-cycles>4</meta:editing-cycles>
    <meta:generator>LibreOffice/4.2.8.2$Linux_X86_64 LibreOffice_project/420m0$Build-2</meta:generator>
    <meta:document-statistic meta:table-count="0" meta:image-count="0" meta:object-count="0" meta:page-count="5" meta:paragraph-count="152" meta:word-count="1178" meta:character-count="6816" meta:non-whitespace-character-count="5780"/>
  </office:meta>
</office:document-meta>
</file>